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02cm" fo:min-width="3.34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3.37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664cm" fo:min-width="3.564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2.1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4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  <style:text-properties style:text-position="0% 100%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17cm" svg:height="9.204cm" draw:transform="rotate (1.5707963267949) translate (11.421cm 11.586cm)">
          <text:p/>
          <draw:enhanced-geometry svg:viewBox="0 0 21600 21600" draw:glue-points="?f6 10800 10800 21600 ?f5 10800 10800 0" draw:text-areas="?f3 ?f3 ?f4 ?f4" draw:type="trapezoid" draw:modifiers="6355.650319829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3.706cm" svg:height="1.203cm" svg:x="14.383cm" svg:y="7.251cm">
          <draw:text-box>
            <text:p>ConvNet</text:p>
          </draw:text-box>
        </draw:frame>
        <draw:custom-shape draw:style-name="gr3" draw:text-style-name="P3" draw:layer="layout" svg:width="4.064cm" svg:height="3.914cm" svg:x="2.14cm" svg:y="5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064cm" svg:height="3.914cm" svg:x="2.794cm" svg:y="6.09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491cm" svg:y1="7.896cm" svg:x2="11.422cm" svg:y2="7.896cm">
          <text:p/>
        </draw:line>
        <draw:frame draw:style-name="gr5" draw:text-style-name="P2" draw:layer="layout" svg:width="2.563cm" svg:height="1.203cm" svg:x="23.345cm" svg:y="7.326cm">
          <draw:text-box>
            <text:p>score</text:p>
          </draw:text-box>
        </draw:frame>
        <draw:line draw:style-name="gr4" draw:text-style-name="P4" draw:layer="layout" svg:x1="20.625cm" svg:y1="7.896cm" svg:x2="23.315cm" svg:y2="7.896cm">
          <text:p/>
        </draw:line>
        <draw:frame draw:style-name="gr6" draw:text-style-name="P2" draw:layer="layout" svg:width="3.094cm" svg:height="1.353cm" svg:x="2.848cm" svg:y="5.202cm">
          <draw:text-box>
            <text:p><text:span text:style-name="T1">template</text:span></text:p>
          </draw:text-box>
        </draw:frame>
        <draw:frame draw:style-name="gr7" draw:text-style-name="P2" draw:layer="layout" svg:width="2.174cm" svg:height="0.802cm" svg:x="3.58cm" svg:y="6.024cm">
          <draw:text-box>
            <text:p><text:span text:style-name="T1">science</text:span></text:p>
          </draw:text-box>
        </draw:frame>
        <draw:custom-shape draw:style-name="gr3" draw:text-style-name="P1" draw:layer="layout" svg:width="4.064cm" svg:height="3.914cm" svg:x="3.594cm" svg:y="6.89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15cm" svg:height="0.802cm" svg:x="4.38cm" svg:y="6.825cm">
          <draw:text-box>
            <text:p><text:span text:style-name="T1">diff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22:10:24.871591490</meta:creation-date>
    <dc:date>2022-01-25T22:42:37.537627872</dc:date>
    <meta:editing-duration>PT11M30S</meta:editing-duration>
    <meta:editing-cycles>2</meta:editing-cycles>
    <meta:generator>LibreOffice/6.4.7.2$Linux_X86_64 LibreOffice_project/40$Build-2</meta:generator>
    <meta:document-statistic meta:object-count="34"/>
  </office:meta>
</office:document-meta>
</file>